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2" calcext:value-type="date">
            <text:p>11/22/24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11H10M00S" calcext:value-type="time">
            <text:p>11:10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Fixing master and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4 (Break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4" calcext:value-type="date">
            <text:p>11/24/24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9" calcext:value-type="date">
            <text:p>11/29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Updating Schemat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1" calcext:value-type="date">
            <text:p>12/01/24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5H40M00S" calcext:value-type="time">
            <text:p>03:40:00 PM</text:p>
          </table:table-cell>
          <table:table-cell/>
          <table:table-cell office:value-type="string" calcext:value-type="string">
            <text:p>Updating Schematic and Starting PCB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E Sl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0:47:18.7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2-02T13:37:08.909000000</dc:date>
    <meta:editing-duration>PT20H53M41S</meta:editing-duration>
    <meta:editing-cycles>34</meta:editing-cycles>
    <meta:generator>LibreOffice/24.8.0.3$Windows_X86_64 LibreOffice_project/0bdf1299c94fe897b119f97f3c613e9dca6be583</meta:generator>
    <meta:document-statistic meta:table-count="1" meta:cell-count="138" meta:object-count="0"/>
  </office:meta>
</office:document-meta>
</file>